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6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1T16:09:49.458193434</dc:date>
    <meta:editing-duration>P75DT6H36M34S</meta:editing-duration>
    <meta:editing-cycles>1609</meta:editing-cycles>
    <meta:generator>LibreOffice/6.0.7.3$Linux_X86_64 LibreOffice_project/00m0$Build-3</meta:generator>
    <dc:creator>James Petts</dc:creator>
    <meta:document-statistic meta:table-count="3" meta:cell-count="4990" meta:object-count="0"/>
  </office:meta>
</office:document-meta>
</file>